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UrbanBody_20_">
      <style:text-properties style:font-name="Arial" fo:font-size="11pt" style:font-size-asian="11pt" style:font-size-complex="11pt"/>
    </style:style>
    <style:style style:name="P6" style:family="paragraph" style:parent-style-name="UrbanBody_20_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Heading_20_2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06f7c3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07334c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09c139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0a3456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06f7c3" style:font-size-asian="9pt" style:font-size-complex="9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2pt" officeooo:paragraph-rsid="0015ad94" style:font-size-asian="12pt" style:font-size-complex="12pt"/>
    </style:style>
    <style:style style:name="P16" style:family="paragraph" style:parent-style-name="Standard">
      <style:text-properties style:font-name="Arial" officeooo:paragraph-rsid="0015ad94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15ad94" style:font-size-asian="11pt" style:font-size-complex="11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ad94" style:font-size-asian="10pt" style:font-size-complex="10pt"/>
    </style:style>
    <style:style style:name="P19" style:family="paragraph" style:parent-style-name="UrbanBody">
      <style:text-properties style:font-name="Arial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15ad94" style:font-size-asian="10.5pt" style:font-size-complex="10.5pt"/>
    </style:style>
    <style:style style:name="P21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15ad94" style:font-size-asian="10.5pt" style:font-size-complex="10.5pt"/>
    </style:style>
    <style:style style:name="P22" style:family="paragraph" style:parent-style-name="UrbanTitle">
      <style:text-properties style:font-name="Arial" style:text-underline-style="none" officeooo:paragraph-rsid="0015ad94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-complex="Arial"/>
    </style:style>
    <style:style style:name="T8" style:family="text">
      <style:text-properties officeooo:rsid="000c7649" style:font-name-complex="Arial"/>
    </style:style>
    <style:style style:name="T9" style:family="text">
      <style:text-properties officeooo:rsid="000cefa5" style:font-name-complex="Arial"/>
    </style:style>
    <style:style style:name="T10" style:family="text">
      <style:text-properties officeooo:rsid="000cf325"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0b680c" style:font-name-complex="Calibri"/>
    </style:style>
    <style:style style:name="T13" style:family="text">
      <style:text-properties fo:font-weight="normal" officeooo:rsid="00362119" style:font-weight-asian="normal" style:font-weight-complex="normal"/>
    </style:style>
    <style:style style:name="T14" style:family="text">
      <style:text-properties officeooo:rsid="002a23e8"/>
    </style:style>
    <style:style style:name="T15" style:family="text">
      <style:text-properties officeooo:rsid="00436cf0"/>
    </style:style>
    <style:style style:name="T16" style:family="text">
      <style:text-properties officeooo:rsid="0041c997"/>
    </style:style>
    <style:style style:name="T17" style:family="text">
      <style:text-properties officeooo:rsid="0041be5c"/>
    </style:style>
    <style:style style:name="T18" style:family="text">
      <style:text-properties fo:color="#ce181e" officeooo:rsid="000b680c" fo:background-color="#fff200" loext:char-shading-value="0" style:font-name-complex="Ari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office:annotation><dc:creator>Gauthier Bastien</dc:creator><dc:date>2011-01-13T14:56:41</dc:date><text:p text:style-name="P23"><text:span text:style-name="T24">do text</text:span></text:p><text:p text:style-name="P23"><text:span text:style-name="T2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8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5"><text:span text:style-name="T2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3"><text:s/></text:span><text:span text:style-name="T22"><text:conditional-text text:condition="ooow:&quot;view.do_mailing()&quot;" text:string-value-if-true="&quot;mailed_data.name1&quot;" text:string-value-if-false="">mailed_data.name1</text:conditional-text></text:span><text:span text:style-name="T23"><text:s/></text:span><text:span text:style-name="T22"><text:conditional-text text:condition="ooow:&quot;view.do_mailing()&quot;" text:string-value-if-true="&quot;mailed_data.name2&quot;" text:string-value-if-false="">mailed_data.name2</text:conditional-text></text:span><text:span text:style-name="T23"><text:line-break/></text:span><text:span text:style-name="T22"><text:conditional-text text:condition="ooow:&quot;view.do_mailing()&quot;" text:string-value-if-true="&quot;mailed_data.street&quot;" text:string-value-if-false="">mailed_data.street</text:conditional-text></text:span><text:span text:style-name="T22">, </text:span><text:span text:style-name="T22"><text:conditional-text text:condition="ooow:&quot;view.do_mailing()&quot;" text:string-value-if-true="&quot;mailed_data.number&quot;" text:string-value-if-false="">mailed_data.number</text:conditional-text></text:span><text:span text:style-name="T23"><text:line-break/></text:span><text:span text:style-name="T22"><text:conditional-text text:condition="ooow:&quot;view.do_mailing()&quot;" text:string-value-if-true="&quot;mailed_data.zipcode&quot;" text:string-value-if-false="">mailed_data.zipcode</text:conditional-text></text:span><text:span text:style-name="T22"> </text:span><text:span text:style-name="T2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6"/>
      <text:p text:style-name="P22">Demande de plans modificatifs</text:p>
      <text:p text:style-name="P9"/>
      <text:p text:style-name="P9"/>
      <text:p text:style-name="P14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0"><office:annotation><dc:creator>Gauthier Bastien</dc:creator><dc:date>2011-01-13T14:56:41</dc:date><text:p text:style-name="P23"><text:span text:style-name="T25">do text</text:span></text:p><text:p text:style-name="P23"><text:span text:style-name="T25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23"><text:span text:style-name="T2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3"><text:span text:style-name="T2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9"/>
      <text:p text:style-name="P20"><text:tab/><text:span text:style-name="T21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1">,</text:span></text:p>
      <text:p text:style-name="P9"/>
      <text:p text:style-name="P9"><text:span text:style-name="T7">Nous vous informons qu'en date du </text:span><text:span text:style-name="T7"><text:text-input text:description="Permis de bâtir-Date du dernier rapport de collège">licence_view.format_date(self.getLastDecisionProjectFromSPWEvent().getEventDate())</text:text-input></text:span><text:span text:style-name="T7"><text:s/>écoulé, le Fonctionnaire </text:span><text:span text:style-name="T8">t</text:span><text:span text:style-name="T7">echnique du Service Public de Wallonie nous </text:span><text:span text:style-name="T9">a</text:span><text:span text:style-name="T7"> transmis </text:span><text:span text:style-name="T10">son</text:span><text:span text:style-name="T7"> rapport de synthèse et projet d'arrêté refusant la demande de permis d'environnement classe 2. Les motivations du refus étant justifiées et viennent en complémentarités de l’avis défavorable émis </text:span><text:span text:style-name="T11">par le Service Technique de l'Urbanisme, le Service Environnement et le Service Technique de la Voirie de la Ville de Mons</text:span><text:span text:style-name="T7"> à savoir que le projet tel que présenté ne </text:span><text:span text:style-name="T11">peut être accueilli de manière favorable.</text:span></text:p>
      <text:p text:style-name="P9"/>
      <text:p text:style-name="P9"><text:span text:style-name="T7">Par conséquent, dans le cadre de la procédure, en vertu de l'article 93 § 3 du décret du 11 mars 1999 relatif au permis d'environnement, le Collège communal vous invite à introduire auprès de notre Service Environnement (</text:span><text:span text:style-name="T18">ADRESSE</text:span><text:span text:style-name="T7">) des plans modificatifs ainsi qu'une notice corollaire permettant de remédier aux différents manquements soulevés </text:span><text:span text:style-name="T11">par le Service Technique de l'Urbanisme, le Service Environnement et le Service Technique de la Voirie de </text:span><text:span text:style-name="T12">la commune de </text:span><text:span text:style-name="T12"><text:text-input text:description="">tool.getCityName()</text:text-input></text:span><text:span text:style-name="T11">.</text:span></text:p>
      <text:p text:style-name="P9"/>
      <text:p text:style-name="P21"><text:tab/>Nous restons à votre disposition pour tout renseignement complémentaire et vous prions d’agréer, <text:span text:style-name="T21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1">,</text:span><text:span text:style-name="T17">nos sincères salutations</text:span>.</text:p>
      <text:p text:style-name="P13"><text:tab/></text:p>
      <text:p text:style-name="P12"><text:span text:style-name="T14">Fait à </text:span><text:span text:style-name="T14"><text:text-input text:description="">tool.getCityName()</text:text-input></text:span><text:span text:style-name="T14"><text:s/>le </text:span><text:text-input text:description="Délivré à xxx le xxx">urbanEventObj.getFormattedDate(forDelivery=True)</text:text-input></text:p>
      <text:p text:style-name="P3"/>
      <text:p text:style-name="P11"><office:annotation><dc:creator>Gauthier Bastien</dc:creator><dc:date>2011-01-13T14:56:41</dc:date><text:p text:style-name="P23"><text:span text:style-name="T25">do text</text:span></text:p><text:p text:style-name="P23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5:13.754197346</dc:date>
    <dc:language>fr-FR</dc:language>
    <meta:editing-cycles>89</meta:editing-cycles>
    <meta:editing-duration>P1DT8H39M12S</meta:editing-duration>
    <meta:document-statistic meta:table-count="1" meta:image-count="0" meta:object-count="0" meta:page-count="1" meta:paragraph-count="18" meta:word-count="248" meta:character-count="1972" meta:non-whitespace-character-count="1764"/>
    <meta:user-defined meta:name="Info 1"/>
    <meta:user-defined meta:name="Info 2"/>
    <meta:user-defined meta:name="Info 3"/>
    <meta:user-defined meta:name="Info 4"/>
  </office:meta>
</office:document-meta>
</file>